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Normal" style:family="paragraph">
      <style:paragraph-properties fo:text-align="center"/>
    </style:style>
    <style:style style:name="T12" style:parent-style-name="Policepardéfaut" style:family="text">
      <style:text-properties style:language-asian="fr" style:country-asian="FR"/>
    </style:style>
    <style:style style:name="P13" style:parent-style-name="Normal" style:family="paragraph">
      <style:paragraph-properties fo:text-align="center"/>
      <style:text-properties fo:font-size="48pt" style:font-size-asian="48pt" style:font-size-complex="48pt"/>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3">
      <style:graphic-properties draw:fill="none" draw:stroke="solid" svg:stroke-width="0.01042in" svg:stroke-color="#000000" draw:marker-start="a21" draw:marker-end="a22" svg:stroke-opacity="100%"/>
    </style:style>
    <style:style style:family="graphic" style:name="a2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7">
      <style:graphic-properties draw:fill="none" draw:stroke="solid" svg:stroke-width="0.01042in" svg:stroke-color="#000000" draw:marker-start="a25" draw:marker-end="a26" svg:stroke-opacity="100%"/>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0">
      <style:graphic-properties draw:fill="none" draw:stroke="solid" svg:stroke-width="0.02778in" svg:stroke-color="#000000" svg:stroke-opacity="100%"/>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
      <style:graphic-properties draw:fill="none" draw:stroke="solid" svg:stroke-width="0.02778in" svg:stroke-color="#000000" svg:stroke-opacity="100%"/>
    </style:style>
    <style:style style:family="graphic" style:name="a3">
      <style:graphic-properties draw:fill="none" draw:stroke="solid" svg:stroke-width="0.02778in" svg:stroke-color="#000000" svg:stroke-opacity="100%"/>
    </style:style>
    <style:style style:family="graphic" style:name="a6">
      <style:graphic-properties draw:fill="none" draw:stroke="solid" svg:stroke-width="0.01042in" svg:stroke-color="#000000" draw:marker-start="a4" draw:marker-end="a5" svg:stroke-opacity="100%"/>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graphic-properties draw:fill="none" draw:stroke="solid" svg:stroke-width="0.01042in" svg:stroke-color="#000000" draw:marker-start="a8" draw:marker-end="a9" svg:stroke-opacity="100%"/>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graphic-properties draw:fill="none" draw:stroke="solid" svg:stroke-width="0.01042in" svg:stroke-color="#000000" draw:marker-start="a12" draw:marker-end="a13" svg:stroke-opacity="100%"/>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9">
      <style:graphic-properties draw:fill="none" draw:stroke="solid" svg:stroke-width="0.01042in" svg:stroke-color="#000000" draw:marker-start="a17" draw:marker-end="a18" svg:stroke-opacity="100%"/>
    </style:style>
    <style:style style:family="graphic" style:name="a31">
      <style:graphic-properties draw:fill="none" draw:stroke="solid" svg:stroke-width="0.01042in" svg:stroke-color="#000000" draw:marker-start="a29" draw:marker-end="a30" svg:stroke-opacity="100%"/>
    </style:style>
    <style:style style:family="graphic" style:name="a32">
      <style:graphic-properties draw:fill="none" draw:stroke="solid" svg:stroke-width="0.02778in" svg:stroke-color="#000000" svg:stroke-opacity="100%"/>
    </style:style>
    <style:style style:family="graphic" style:name="a33">
      <style:graphic-properties/>
    </style:style>
  </office:automatic-styles>
  <office:body>
    <office:text text:use-soft-page-breaks="true">
      <text:p text:style-name="P1">GrafcetPy</text:p>
      <text:h text:style-name="Titre1" text:outline-level="1">Vision</text:h>
      <text:p text:style-name="Normal">Un programme sous Python / Kivy qui permette d’éditer un diagramme Grafcet, le faire fonctionner en simulation avec contrôle des conditions sur les réceptivités et/ou<text:s/>actions, et de le connecter à un système réel.</text:p>
      <text:p text:style-name="Normal">Utilisation du couple Python / Kivy pour :</text:p>
      <text:list text:style-name="LFO2" text:continue-numbering="true">
        <text:list-item>
          <text:p text:style-name="P2">La facilité et la rapidité de développement,</text:p>
        </text:list-item>
        <text:list-item>
          <text:p text:style-name="P3">La facilité de déploiement : le couple Python / Kivy est multiplateforme (Windows, Linux, OSX, Android, iOS…)</text:p>
        </text:list-item>
        <text:list-item>
          <text:p text:style-name="P4">Python propose une multitude de modules pour connecter le programme au monde réel (on pense bien sûr à la Raspberry Pi, le mini-ordinateur sur lequel on pourra développer un automatisme et le connecter aisément aux capteurs et actionneurs, par exemple)</text:p>
        </text:list-item>
      </text:list>
      <text:h text:style-name="Titre1" text:outline-level="1">Contexte</text:h>
      <text:h text:style-name="Titre2" text:outline-level="2">Norme<text:s/>Grafcet : EN 60848</text:h>
      <text:p text:style-name="Normal">L’application sera conforme à cette norme, issue de l’ancienne<text:s/>norme française NF C 03-190.</text:p>
      <text:h text:style-name="Titre2" text:outline-level="2">Utilisation</text:h>
      <text:p text:style-name="Normal">L’application s’utilise sous trois modes :</text:p>
      <text:list text:style-name="LFO2" text:continue-numbering="true">
        <text:list-item>
          <text:p text:style-name="P5">Édition : dessin du diagramme sur la GUI</text:p>
        </text:list-item>
        <text:list-item>
          <text:p text:style-name="P6">Simulation : contrôle manuel des réceptivités. Ce mode d’utilisation est particulièrement adapté en environnement pédagogique, pour montrer le fonctionnement d’un diagramme Grafcet et en illustrer les règles.</text:p>
        </text:list-item>
        <text:list-item>
          <text:p text:style-name="P7">Marche : fonctionnement automatique, les entrées et les sorties étant connectées à des capteurs/actionneurs ou à une autre application via un fichier d’échange.</text:p>
        </text:list-item>
      </text:list>
      <text:h text:style-name="Titre1" text:outline-level="1">Architecture</text:h>
      <text:p text:style-name="Normal">Un classique MVC. Voir le diagramme de classes.</text:p>
      <text:p text:style-name="Normal">Les données sont centrées sur la classe Diagramme, conteneur pour les éléments (étapes, transitions, liaisons, etc…).</text:p>
      <text:p text:style-name="Normal">La persistance des<text:s/>données est au format XML et permet de prendre un instantané du diagramme à tout instant via la méthode Diagramme.sauvegarderXML(&lt;nom_du_fichier&gt;).</text:p>
      <text:h text:style-name="Titre1" text:outline-level="1">Sources et fichiers</text:h>
      <text:h text:style-name="Titre2" text:outline-level="2">grafcet.py</text:h>
      <text:p text:style-name="Normal">C’est le script qui lance l’application. À ce titre, il contient l’objet<text:s/>Grafcet, qui, s’il est initialisé par l’exécution du script :</text:p>
      <text:list text:style-name="LFO2" text:continue-numbering="true">
        <text:list-item>
          <text:p text:style-name="P8">Charge le module du logger,</text:p>
        </text:list-item>
        <text:list-item>
          <text:p text:style-name="P9">Charge la configuration et la rend disponible dans le dictionnaire ‘configuration’ global,</text:p>
        </text:list-item>
        <text:list-item>
          <text:p text:style-name="P10">Lance l’interface graphique</text:p>
        </text:list-item>
      </text:list>
      <text:h text:style-name="Titre1" text:outline-level="1">Interface graphique</text:h>
      <text:p text:style-name="Normal">Les différents éléments sont dessinés conformément à la norme, qui est relativement permissive.<text:s/></text:p>
      <text:h text:style-name="Titre2" text:outline-level="2">Choix de design</text:h>
      <text:p text:style-name="Normal">Les éléments principaux (étapes et transitions) sont positionnés dans une grille de largeur et hauteur configurable (en pixel). Selon les coordonnées des éléments, les liaisons sont dessinées ensuite. Le code correspondant aux graphismes se trouve dans la méthode dessine() des objets, qui héritent de la classe abstraite Dessinable, qui sert à référencer le canevas et les coordonnées de la case.</text:p>
      <text:h text:style-name="Titre2" text:outline-level="2">Etapes</text:h>
      <text:p text:style-name="P11"><text:span text:style-name="T12"><draw:g draw:name="Groupe 30" draw:id="id29" draw:style-name="a33" text:anchor-type="as-char"><svg:title/><svg:desc/><draw:g draw:name="Groupe 29" draw:id="id27"><svg:title/><svg:desc/><draw:g draw:name="Groupe 28" draw:id="id5"><svg:title/><svg:desc/><draw:custom-shape svg:x="0in" svg:y="0in" svg:width="2.77083in" svg:height="2.55417in" draw:id="id0" draw:style-name="a0" draw:name="Rectangle 2"><svg:title/><svg:desc/><draw:enhanced-geometry draw:type="non-primitive" svg:viewBox="0 0 21600 21600" draw:enhanced-path="M 0 0 L 21600 0 21600 21600 0 21600 Z N"/></draw:custom-shape><draw:g draw:name="Groupe 5" draw:id="id4"><svg:title/><svg:desc/><draw:frame draw:id="id1" draw:style-name="a1" draw:name="Zone de texte 2" svg:x="0.56651in" svg:y="0.4625in" svg:width="1.60347in" svg:height="1.11944in" style:rel-width="scale" style:rel-height="scale"><draw:text-box><text:p text:style-name="P13">10</text:p></draw:text-box><svg:title/><svg:desc/></draw:frame><draw:custom-shape svg:x="0.56666in" svg:y="0.4875in" svg:width="1.66667in" svg:height="1.53542in" draw:id="id2" draw:style-name="a2" draw:name="Rectangle 3"><svg:title/><svg:desc/><draw:enhanced-geometry draw:type="non-primitive" svg:viewBox="0 0 21600 21600" draw:enhanced-path="M 0 0 L 21600 0 21600 21600 0 21600 Z N"/></draw:custom-shape><draw:custom-shape svg:x="1.2375in" svg:y="1.47084in" svg:width="0.30417in" svg:height="0.30417in" draw:id="id3" draw:style-name="a3" draw:name="Ellipse 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g draw:name="Groupe 8" draw:id="id8"><svg:title/><svg:desc/><draw:connector draw:type="line" svg:x1="2.14583in" svg:y1="0.0375in" svg:x2="2.15833in" svg:y2="0.4625in" draw:id="id6" draw:style-name="a6" draw:name="Connecteur droit avec flèche 6"><svg:title/><svg:desc/></draw:connector><draw:frame draw:id="id7" draw:style-name="a7" draw:name="Zone de texte 2" svg:x="2.14529in" svg:y="0.08746in" svg:width="0.6007in" svg:height="0.39792in" style:rel-width="scale" style:rel-height="scale"><draw:text-box><text:p text:style-name="Normal">20 %</text:p></draw:text-box><svg:title/><svg:desc/></draw:frame></draw:g><draw:g draw:name="Groupe 9" draw:id="id11"><svg:title/><svg:desc/><draw:connector draw:type="line" svg:x1="2.14583in" svg:y1="2.02084in" svg:x2="2.15833in" svg:y2="2.44584in" draw:id="id9" draw:style-name="a10" draw:name="Connecteur droit avec flèche 10"><svg:title/><svg:desc/></draw:connector><draw:frame draw:id="id10" draw:style-name="a11" draw:name="Zone de texte 2" svg:x="2.14529in" svg:y="2.07083in" svg:width="0.6in" svg:height="0.39792in" style:rel-width="scale" style:rel-height="scale"><draw:text-box><text:p text:style-name="Normal">20 %</text:p></draw:text-box><svg:title/><svg:desc/></draw:frame></draw:g><draw:g draw:name="Groupe 13" draw:id="id14"><svg:title/><svg:desc/><draw:connector draw:type="line" svg:x1="1.7625in" svg:y1="0.775in" svg:x2="1.775in" svg:y2="1.2in" draw:id="id12" draw:style-name="a14" draw:name="Connecteur droit avec flèche 14"><svg:title/><svg:desc/></draw:connector><draw:frame draw:id="id13" draw:style-name="a15" draw:name="Zone de texte 2" svg:x="1.76206in" svg:y="0.82496in" svg:width="0.6007in" svg:height="0.39792in" style:rel-width="scale" style:rel-height="scale"><draw:text-box><text:p text:style-name="Normal">20 %</text:p></draw:text-box><svg:title/><svg:desc/></draw:frame></draw:g><draw:g draw:name="Groupe 18" draw:id="id17"><svg:title/><svg:desc/><draw:frame draw:id="id15" draw:style-name="a16" draw:name="Zone de texte 2" svg:x="1.73707in" svg:y="1.64999in" svg:width="0.6in" svg:height="0.39792in" style:rel-width="scale" style:rel-height="scale"><draw:text-box><text:p text:style-name="Normal">10 %</text:p></draw:text-box><svg:title/><svg:desc/></draw:frame><draw:connector draw:type="line" svg:x1="1.775in" svg:y1="1.78334in" svg:x2="1.775in" svg:y2="2.00417in" draw:id="id16" draw:style-name="a19" draw:name="Connecteur droit avec flèche 17"><svg:title/><svg:desc/></draw:connector></draw:g><draw:g draw:name="Groupe 19" draw:id="id20"><svg:title/><svg:desc/><draw:frame draw:id="id18" draw:style-name="a20" draw:name="Zone de texte 2" svg:x="1.7329in" svg:y="1.37916in" svg:width="0.6in" svg:height="0.39792in" style:rel-width="scale" style:rel-height="scale"><draw:text-box><text:p text:style-name="Normal">10 %</text:p></draw:text-box><svg:title/><svg:desc/></draw:frame><draw:connector draw:type="line" svg:x1="1.77083in" svg:y1="1.5125in" svg:x2="1.77083in" svg:y2="1.73334in" draw:id="id19" draw:style-name="a23" draw:name="Connecteur droit avec flèche 21"><svg:title/><svg:desc/></draw:connector></draw:g><draw:g draw:name="Groupe 22" draw:id="id23"><svg:title/><svg:desc/><draw:frame draw:id="id21" draw:style-name="a24" draw:name="Zone de texte 2" svg:x="1.7329in" svg:y="1.10417in" svg:width="0.6in" svg:height="0.39792in" style:rel-width="scale" style:rel-height="scale"><draw:text-box><text:p text:style-name="Normal">10 %</text:p></draw:text-box><svg:title/><svg:desc/></draw:frame><draw:connector draw:type="line" svg:x1="1.77083in" svg:y1="1.2375in" svg:x2="1.77083in" svg:y2="1.45834in" draw:id="id22" draw:style-name="a27" draw:name="Connecteur droit avec flèche 24"><svg:title/><svg:desc/></draw:connector></draw:g><draw:g draw:name="Groupe 25" draw:id="id26"><svg:title/><svg:desc/><draw:frame draw:id="id24" draw:style-name="a28" draw:name="Zone de texte 2" svg:x="1.7204in" svg:y="0.39167in" svg:width="0.6in" svg:height="0.39792in" style:rel-width="scale" style:rel-height="scale"><draw:text-box><text:p text:style-name="Normal">10 %</text:p></draw:text-box><svg:title/><svg:desc/></draw:frame><draw:connector draw:type="line" svg:x1="1.75833in" svg:y1="0.525in" svg:x2="1.75833in" svg:y2="0.74584in" draw:id="id25" draw:style-name="a31" draw:name="Connecteur droit avec flèche 27"><svg:title/><svg:desc/></draw:connector></draw:g></draw:g><draw:custom-shape svg:x="0.27916in" svg:y="0.24166in" svg:width="2.2125in" svg:height="2.05in" draw:id="id28" draw:style-name="a32" draw:name="Rectangle 30"><svg:title/><svg:desc/><draw:enhanced-geometry draw:type="non-primitive" svg:viewBox="0 0 21600 21600" draw:enhanced-path="M 0 0 L 21600 0 21600 21600 0 21600 Z N"/></draw:custom-shape></draw:g></text:span></text:p>
      <text:h text:style-name="Titre2" text:outline-level="2">Transitions</text:h>
      <text:p text:style-name="Normal"><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reak-before="page" fo:margin-top="0.25in" fo:margin-bottom="0.1666in"/>
      <style:text-properties style:font-name-asian="Times New Roman" style:font-weight-complex="bold" fo:font-size="16pt" style:font-size-asian="16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25in" fo:margin-bottom="0.0833in" fo:margin-left="0.25in">
        <style:tab-stops/>
      </style:paragraph-properties>
      <style:text-properties style:font-name-asian="Times New Roman" style:font-weight-complex="bold" fo:font-size="14pt" style:font-size-asian="14pt" style:font-size-complex="13pt" fo:hyphenate="false"/>
    </style:style>
    <style:style style:name="Normal" style:display-name="Normal" style:family="paragraph">
      <style:paragraph-properties fo:text-align="justify" fo:margin-top="0.0416in" fo:margin-bottom="0.0416in"/>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2083in" fo:line-height="100%"/>
      <style:text-properties style:font-name-asian="Times New Roman" fo:letter-spacing="0.0034in" style:letter-kerning="true" fo:font-size="26pt" style:font-size-asian="26pt" style:font-size-complex="26pt" fo:hyphenate="false"/>
    </style:style>
    <style:style style:name="TitreCar" style:display-name="Titre Car" style:family="text" style:parent-style-name="Policepardéfaut">
      <style:text-properties style:font-name-asian="Times New Roman" style:font-name-complex="Times New Roman" fo:letter-spacing="0.0034in" style:letter-kerning="true" fo:font-size="26pt" style:font-size-asian="26pt" style:font-size-complex="26pt"/>
    </style:style>
    <style:style style:name="Titre1Car" style:display-name="Titre 1 Car" style:family="text" style:parent-style-name="Policepardéfaut">
      <style:text-properties style:font-name-asian="Times New Roman" style:font-name-complex="Times New Roman" style:font-weight-complex="bold" fo:font-size="16pt" style:font-size-asian="16pt" style:font-size-complex="14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asian="Times New Roman" style:font-name-complex="Times New Roman" style:font-weight-complex="bold" fo:font-size="14pt" style:font-size-asian="14pt" style:font-size-complex="13pt"/>
    </style:style>
    <style:style style:name="Textedebulles" style:display-name="Texte de bulles" style:family="paragraph" style:parent-style-name="Normal">
      <style:paragraph-properties fo:margin-top="0in"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list-style style:name="Style1" style:display-name="Style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2" svg:viewBox="0 0 20 30" svg:d="m10 0-10 30h20z"/>
    <draw:marker draw:name="a13" svg:viewBox="0 0 20 30" svg:d="m10 0-10 30h20z"/>
    <draw:marker draw:name="a21" svg:viewBox="0 0 20 30" svg:d="m10 0-10 30h20z"/>
    <draw:marker draw:name="a22" svg:viewBox="0 0 20 30" svg:d="m10 0-10 30h20z"/>
    <draw:marker draw:name="a17" svg:viewBox="0 0 20 30" svg:d="m10 0-10 30h20z"/>
    <draw:marker draw:name="a4" svg:viewBox="0 0 20 30" svg:d="m10 0-10 30h20z"/>
    <draw:marker draw:name="a18" svg:viewBox="0 0 20 30" svg:d="m10 0-10 30h20z"/>
    <draw:marker draw:name="a30" svg:viewBox="0 0 20 30" svg:d="m10 0-10 30h20z"/>
    <draw:marker draw:name="a5" svg:viewBox="0 0 20 30" svg:d="m10 0-10 30h20z"/>
    <draw:marker draw:name="a25" svg:viewBox="0 0 20 30" svg:d="m10 0-10 30h20z"/>
    <draw:marker draw:name="a26" svg:viewBox="0 0 20 30" svg:d="m10 0-10 30h20z"/>
    <draw:marker draw:name="a8" svg:viewBox="0 0 20 30" svg:d="m10 0-10 30h20z"/>
    <draw:marker draw:name="a9" svg:viewBox="0 0 20 30" svg:d="m10 0-10 30h20z"/>
    <draw:marker draw:name="a29" svg:viewBox="0 0 20 30" svg:d="m10 0-10 30h20z"/>
  </office:styles>
  <office:automatic-styles>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andry Gagne</meta:initial-creator>
    <dc:creator>Landry Gagne</dc:creator>
    <meta:creation-date>2017-08-01T12:41:00Z</meta:creation-date>
    <dc:date>2018-01-17T09:43:00Z</dc:date>
    <meta:template xlink:href="Normal.dotm" xlink:type="simple"/>
    <meta:editing-cycles>12</meta:editing-cycles>
    <meta:editing-duration>PT339120S</meta:editing-duration>
    <meta:document-statistic meta:page-count="1" meta:paragraph-count="4" meta:word-count="382" meta:character-count="2482" meta:row-count="17" meta:non-whitespace-character-count="2104"/>
  </office:meta>
</office:document-meta>
</file>